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2992" officeooo:paragraph-rsid="001d2992"/>
    </style:style>
    <style:style style:name="P2" style:family="paragraph" style:parent-style-name="Standard">
      <style:text-properties officeooo:paragraph-rsid="001d2992"/>
    </style:style>
    <style:style style:name="P3" style:family="paragraph" style:parent-style-name="Preformatted_20_Text" style:list-style-name="L3">
      <style:paragraph-properties fo:margin-top="0cm" fo:margin-bottom="0.499cm" style:contextual-spacing="false"/>
    </style:style>
    <style:style style:name="P4" style:family="paragraph" style:parent-style-name="Standard">
      <style:text-properties officeooo:rsid="001d2992" officeooo:paragraph-rsid="001d2992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T1" style:family="text">
      <style:text-properties officeooo:rsid="001d2992"/>
    </style:style>
    <style:style style:name="T2" style:family="text">
      <style:text-properties officeooo:rsid="001f0ff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מושגים . מונחים </text:p>
      <text:p text:style-name="P1"><text:line-break/></text:p>
      <text:p text:style-name="P2"><text:span text:style-name="T1">API <text:line-break/></text:span>מה זה API?</text:p>
      <text:p text:style-name="Text_20_body"><text:span text:style-name="Strong_20_Emphasis">API</text:span> (ראשי תיבות של <text:span text:style-name="Strong_20_Emphasis">Application Programming Interface</text:span>) הוא אוסף של כללים, פרוטוקולים וכלים שמאפשרים לתוכנות שונות לתקשר ביניהן. זהו ממשק המגדיר כיצד אפליקציות יכולות להחליף מידע ולקיים אינטראקציה בצורה מובנית וברורה.</text:p>
      <text:h text:style-name="Heading_20_3" text:outline-level="3">איך זה עובד?</text:h>
      <text:list xml:id="list896905159" text:style-name="L1">
        <text:list-item>
          <text:p text:style-name="P6"><text:span text:style-name="Strong_20_Emphasis">Endpoint</text:span>: כתובת URL או נקודת קצה ברשת שמכילה פונקציות או נתונים מסוימים.</text:p>
        </text:list-item>
        <text:list-item>
          <text:p text:style-name="P6"><text:span text:style-name="Strong_20_Emphasis">Request</text:span>: פנייה שנשלחת ל-API עם בקשה לבצע פעולה מסוימת, לדוגמה, שליפת נתונים או ביצוע עדכון.</text:p>
        </text:list-item>
        <text:list-item>
          <text:p text:style-name="P5"><text:span text:style-name="Strong_20_Emphasis">Response</text:span>: תגובה שמתקבלת מה-API, בדרך כלל בפורמט JSON או XML, שמכילה את המידע שהוזמן.</text:p>
        </text:list-item>
      </text:list>
      <text:h text:style-name="Heading_20_3" text:outline-level="3">דוגמאות ל-API:</text:h>
      <text:list xml:id="list3738302205" text:style-name="L2">
        <text:list-item>
          <text:p text:style-name="P8"><text:span text:style-name="Strong_20_Emphasis">Google Maps API</text:span>: מאפשר למפות ולשלוף נתונים גיאוגרפיים.</text:p>
        </text:list-item>
        <text:list-item>
          <text:p text:style-name="P8"><text:span text:style-name="Strong_20_Emphasis">Twitter API</text:span>: מאפשר גישה לטוויטים, מידע על משתמשים, והודעות פרטיות.</text:p>
        </text:list-item>
        <text:list-item>
          <text:p text:style-name="P7"><text:span text:style-name="Strong_20_Emphasis">Hacker News API</text:span>: מספק נתונים על סיפורים, תגובות, משתמשים ותגובות.</text:p>
        </text:list-item>
      </text:list>
      <text:p text:style-name="P2"><text:span text:style-name="T1"><text:line-break/><text:line-break/>URL<text:line-break/></text:span>URL הוא ראשי תיבות של <text:span text:style-name="Strong_20_Emphasis">Uniform Resource Locator</text:span> בעברית "מְאַתְרֵת מִשׁוּק מִקוֹרֵי". זהו כתובת אינטרנט שמציינת את מיקום המשאב (resource) ברשת האינטרנט ואת הפרוטוקול לגישה אליו.</text:p>
      <text:h text:style-name="Heading_20_3" text:outline-level="3">מרכיבי URL:</text:h>
      <text:list xml:id="list3712405053" text:style-name="L3">
        <text:list-item>
          <text:p text:style-name="P9"><text:span text:style-name="Strong_20_Emphasis">פרוטוקול (Protocol)</text:span>: זהו הפרוטוקול השימושי לגישה למשאב, כמו HTTP, HTTPS, FTP, וכדומה. לדוגמה, ב-HTTP:</text:p>
          <text:p text:style-name="P3">arduino</text:p>
        </text:list-item>
      </text:list>
      <text:p text:style-name="P1"><text:line-break/><text:span text:style-name="T2">CSV<text:line-break/>בקובץ CSV שנוצר על ידי הפונקציה `save_stories_to_csv`, כל שורה מייצגת סיפור אחד מ-Hacker News וכל עמודה מייצגת אחת מהתכונות של הסיפור המצויות במידול המקורי. לדוגמה, אם הסיפורים כוללים את השדות הבאים:</text:span></text:p>
      <text:p text:style-name="P1"/>
      <text:p text:style-name="P1">- `title`: כותרת הסיפור</text:p>
      <text:p text:style-name="P1">- `url`: כתובת ה-URL של הסיפור</text:p>
      <text:p text:style-name="P1">- `score`: הציון של הסיפור</text:p>
      <text:p text:style-name="P1">- `author`: המחבר של הסיפור</text:p>
      <text:p text:style-name="P1">- `time`: זמן פרסום הסיפור (בפורמט תאריך ושעה)</text:p>
      <text:p text:style-name="P1">- `num_comments`: מספר התגובות לסיפור</text:p>
      <text:p text:style-name="P1"><text:soft-page-break/></text:p>
      <text:p text:style-name="P1">אזי כל שורה בקובץ CSV תכיל את ערכי השדות הללו עבור סיפור אחד מ-Hacker News. הנתונים יהיו מאוחסנים כטקסט מופרדים בפסיקים (CSV תואם "המופרדים על ידיונים" 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3:47:12.215986916</meta:creation-date>
    <meta:editing-duration>PT13M23S</meta:editing-duration>
    <meta:editing-cycles>2</meta:editing-cycles>
    <meta:generator>LibreOffice/7.3.7.2$Linux_X86_64 LibreOffice_project/30$Build-2</meta:generator>
    <dc:date>2024-07-21T14:31:47.867090818</dc:date>
    <meta:document-statistic meta:table-count="0" meta:image-count="0" meta:object-count="0" meta:page-count="2" meta:paragraph-count="24" meta:word-count="255" meta:character-count="1549" meta:non-whitespace-character-count="1318"/>
  </office:meta>
</office:document-meta>
</file>